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5" style:family="paragraph" style:parent-style-name="Standard">
      <style:text-properties fo:color="#000000" style:font-name="Consolas" fo:font-size="10pt" style:font-size-asian="10pt"/>
    </style:style>
    <style:style style:name="P6" style:family="paragraph" style:parent-style-name="Standard">
      <style:text-properties fo:color="#000000" style:font-name="Consolas" fo:font-size="10pt" officeooo:rsid="0025c026" officeooo:paragraph-rsid="0025c026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officeooo:rsid="00249f73" style:font-size-asian="10pt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7f0055" fo:font-weight="bold" officeooo:rsid="002405ae" style:font-weight-asian="bold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color="#6a3e3e" style:font-name="Consolas" fo:font-size="10pt" style:font-size-asian="10pt"/>
    </style:style>
    <style:style style:name="T11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2a00ff" style:font-name="Consolas" fo:font-size="10pt" style:font-size-asian="10pt"/>
    </style:style>
    <style:style style:name="T14" style:family="text">
      <style:text-properties fo:color="#2a00ff" style:font-name="Consolas" fo:font-size="10pt" style:font-size-asian="10pt"/>
    </style:style>
    <style:style style:name="T15" style:family="text">
      <style:text-properties fo:color="#3f7f5f" style:font-name="Consolas" fo:font-size="10pt" style:font-size-asian="10pt"/>
    </style:style>
    <style:style style:name="T16" style:family="text">
      <style:text-properties fo:color="#3f7f5f" style:font-name="Consolas" fo:font-size="10pt" style:font-size-asian="10pt"/>
    </style:style>
    <style:style style:name="T1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9" style:family="text">
      <style:text-properties fo:color="#0000c0" style:font-name="Consolas" fo:font-size="10pt" style:font-size-asian="10pt"/>
    </style:style>
    <style:style style:name="T20" style:family="text">
      <style:text-properties fo:color="#0000c0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public</text:span><text:span text:style-name="T6"> </text:span><text:span text:style-name="T1">class</text:span><text:span text:style-name="T6"> UserCode </text:span></text:p>
      <text:p text:style-name="P3">{</text:p>
      <text:p text:style-name="P1"><text:span text:style-name="T6"><text:tab/></text:span><text:span text:style-name="T1">public</text:span><text:span text:style-name="T6"> String validatePassword(String </text:span><text:span text:style-name="T9">pass</text:span><text:span text:style-name="T6">) </text:span><text:span text:style-name="T1">throws</text:span><text:span text:style-name="T6"> Exception</text:span></text:p>
      <text:p text:style-name="P3"><text:tab/>{</text:p>
      <text:p text:style-name="P1"><text:span text:style-name="T6"><text:tab/><text:tab/>String </text:span><text:span text:style-name="T9">res</text:span><text:span text:style-name="T6">=</text:span><text:span text:style-name="T13">"Valid"</text:span><text:span text:style-name="T6">;</text:span></text:p>
      <text:p text:style-name="P3"><text:tab/><text:tab/></text:p>
      <text:p text:style-name="P3"><text:tab/></text:p>
      <text:p text:style-name="P1"><text:span text:style-name="T6"><text:tab/><text:tab/></text:span><text:span text:style-name="T15">/*</text:span></text:p>
      <text:p text:style-name="P4"><text:tab/><text:tab/> * WAP to accept a password as argument and check for one digit and one upper case letter in it.</text:p>
      <text:p text:style-name="P4"><text:tab/><text:tab/> * If the Upper Case letter not found raise a user defined exception NoUppercaseException with custom message</text:p>
      <text:p text:style-name="P4"><text:tab/><text:tab/> * "Upper Case Not Found".</text:p>
      <text:p text:style-name="P4"><text:tab/><text:tab/> * If the Digit is not found raise a user defined exception NoDigitException with custom message</text:p>
      <text:p text:style-name="P4"><text:tab/><text:tab/> * "Digit Not Found".</text:p>
      <text:p text:style-name="P4"><text:tab/><text:tab/> * Else return "Valid"*/</text:p>
      <text:p text:style-name="P3"><text:tab/><text:tab/></text:p>
      <text:p text:style-name="P1"><text:span text:style-name="T6"><text:tab/><text:tab/> <text:s/></text:span><text:span text:style-name="T1">int</text:span><text:span text:style-name="T6"> </text:span><text:span text:style-name="T9">c1</text:span><text:span text:style-name="T6">=0,</text:span><text:span text:style-name="T9">c2</text:span><text:span text:style-name="T6">=0;</text:span></text:p>
      <text:p text:style-name="P1"><text:span text:style-name="T6"><text:tab/><text:tab/> <text:s text:c="3"/></text:span><text:span text:style-name="T1">for</text:span><text:span text:style-name="T6"> (</text:span><text:span text:style-name="T1">int</text:span><text:span text:style-name="T6"> </text:span><text:span text:style-name="T9">i</text:span><text:span text:style-name="T6">=0;</text:span><text:span text:style-name="T9">i</text:span><text:span text:style-name="T6">&lt;</text:span><text:span text:style-name="T9">pass</text:span><text:span text:style-name="T6">.length();</text:span><text:span text:style-name="T9">i</text:span><text:span text:style-name="T6">++)</text:span></text:p>
      <text:p text:style-name="P3"><text:tab/><text:tab/> <text:s text:c="3"/>{</text:p>
      <text:p text:style-name="P1"><text:span text:style-name="T6"><text:tab/><text:tab/> <text:s text:c="3"/><text:tab/></text:span><text:span text:style-name="T1">char</text:span><text:span text:style-name="T6"> </text:span><text:span text:style-name="T9">c</text:span><text:span text:style-name="T6">=</text:span><text:span text:style-name="T9">pass</text:span><text:span text:style-name="T6">.charAt(</text:span><text:span text:style-name="T9">i</text:span><text:span text:style-name="T6">);</text:span></text:p>
      <text:p text:style-name="P1"><text:span text:style-name="T6"><text:tab/><text:tab/> <text:s text:c="3"/><text:tab/></text:span><text:span text:style-name="T1">if</text:span><text:span text:style-name="T6">(Character.</text:span><text:span text:style-name="T8">isDigit</text:span><text:span text:style-name="T6">(</text:span><text:span text:style-name="T9">c</text:span><text:span text:style-name="T6">))</text:span></text:p>
      <text:p text:style-name="P1"><text:span text:style-name="T6"><text:tab/><text:tab/> <text:s text:c="3"/><text:tab/><text:tab/></text:span><text:span text:style-name="T9">c1</text:span><text:span text:style-name="T6">++;</text:span></text:p>
      <text:p text:style-name="P1"><text:span text:style-name="T6"><text:tab/><text:tab/> <text:s text:c="3"/><text:tab/></text:span><text:span text:style-name="T1">if</text:span><text:span text:style-name="T6">(Character.</text:span><text:span text:style-name="T8">isUpperCase</text:span><text:span text:style-name="T6">(</text:span><text:span text:style-name="T9">c</text:span><text:span text:style-name="T6">)) </text:span></text:p>
      <text:p text:style-name="P1"><text:span text:style-name="T6"><text:tab/><text:tab/> <text:s text:c="3"/><text:tab/><text:tab/></text:span><text:span text:style-name="T9">c2</text:span><text:span text:style-name="T6">++;</text:span></text:p>
      <text:p text:style-name="P1"><text:span text:style-name="T6"><text:tab/><text:tab/> <text:s text:c="3"/><text:tab/></text:span><text:span text:style-name="T1">if</text:span><text:span text:style-name="T6">(</text:span><text:span text:style-name="T9">c2</text:span><text:span text:style-name="T6">==0){</text:span></text:p>
      <text:p text:style-name="P1"><text:span text:style-name="T6"><text:tab/><text:tab/> <text:s text:c="3"/><text:tab/></text:span><text:span text:style-name="T1">throw</text:span><text:span text:style-name="T6"> </text:span><text:span text:style-name="T1">new</text:span><text:span text:style-name="T6"> Exception(</text:span><text:span text:style-name="T13">"Upper Case Not Found"</text:span><text:span text:style-name="T6">);</text:span></text:p>
      <text:p text:style-name="P3"><text:tab/><text:tab/> <text:s text:c="3"/>}</text:p>
      <text:p text:style-name="P1"><text:span text:style-name="T6"><text:tab/><text:tab/> <text:s text:c="3"/><text:tab/></text:span><text:span text:style-name="T1">if</text:span><text:span text:style-name="T6">(</text:span><text:span text:style-name="T9">c1</text:span><text:span text:style-name="T6">==0){</text:span></text:p>
      <text:p text:style-name="P1"><text:span text:style-name="T6"><text:tab/><text:tab/> <text:s text:c="3"/><text:tab/><text:tab/></text:span><text:span text:style-name="T1">throw</text:span><text:span text:style-name="T6"> </text:span><text:span text:style-name="T1">new</text:span><text:span text:style-name="T6"> Exception(</text:span><text:span text:style-name="T13">"Digit Not Found"</text:span><text:span text:style-name="T6">);</text:span></text:p>
      <text:p text:style-name="P3"><text:tab/><text:tab/> <text:s text:c="3"/><text:tab/><text:tab/>}</text:p>
      <text:p text:style-name="P3"><text:tab/><text:tab/> <text:s text:c="3"/><text:tab/>}</text:p>
      <text:p text:style-name="P3"><text:tab/><text:tab/> <text:s text:c="3"/></text:p>
      <text:p text:style-name="P1"><text:span text:style-name="T6"><text:tab/> <text:s text:c="9"/></text:span><text:span text:style-name="T1">return</text:span><text:span text:style-name="T6"> </text:span><text:span text:style-name="T9">res</text:span><text:span text:style-name="T6">;</text:span></text:p>
      <text:p text:style-name="P3"><text:tab/> <text:s text:c="4"/></text:p>
      <text:p text:style-name="P3"><text:tab/></text:p>
      <text:p text:style-name="P3"><text:tab/><text:tab/></text:p>
      <text:p text:style-name="P3"><text:tab/>}</text:p>
      <text:p text:style-name="P5">}</text:p>
      <text:p text:style-name="P5"/>
      <text:p text:style-name="P5"/>
      <text:p text:style-name="P5"/>
      <text:p text:style-name="P5"/>
      <text:p text:style-name="P5"/>
      <text:p text:style-name="Standard"><text:span text:style-name="T1">public</text:span><text:span text:style-name="T6"> </text:span><text:span text:style-name="T1">class</text:span><text:span text:style-name="T6"> UserCode </text:span></text:p>
      <text:p text:style-name="P3">{</text:p>
      <text:p text:style-name="P1"><text:span text:style-name="T6"><text:tab/></text:span><text:span text:style-name="T1">public</text:span><text:span text:style-name="T6"> String dateCheck(</text:span><text:span text:style-name="T1">int</text:span><text:span text:style-name="T6"> </text:span><text:span text:style-name="T9">day</text:span><text:span text:style-name="T6">,</text:span><text:span text:style-name="T1">int</text:span><text:span text:style-name="T6"> </text:span><text:span text:style-name="T9">month</text:span><text:span text:style-name="T6">,</text:span><text:span text:style-name="T1">int</text:span><text:span text:style-name="T6"> </text:span><text:span text:style-name="T9">year</text:span><text:span text:style-name="T6">) </text:span><text:span text:style-name="T1">throws</text:span><text:span text:style-name="T6"> Exception</text:span></text:p>
      <text:p text:style-name="P3"><text:tab/>{</text:p>
      <text:p text:style-name="P1"><text:span text:style-name="T6"><text:tab/><text:tab/>String </text:span><text:span text:style-name="T11">res</text:span><text:span text:style-name="T6">=</text:span><text:span text:style-name="T13">"Month is valid"</text:span><text:span text:style-name="T6">;</text:span></text:p>
      <text:p text:style-name="P1"><text:span text:style-name="T6"><text:tab/><text:tab/></text:span><text:span text:style-name="T15">/*</text:span></text:p>
      <text:p text:style-name="P4"><text:tab/><text:tab/> * WAP to accept Day ,Month and Year and verify it.</text:p>
      <text:p text:style-name="P1"><text:span text:style-name="T15"><text:tab/><text:tab/> * If the Month is -</text:span><text:span text:style-name="T17">ve</text:span><text:span text:style-name="T15">, raise DateException with message "Negative Month"</text:span></text:p>
      <text:p text:style-name="P4"><text:tab/><text:tab/> * If the Month is 0 ,raise DateException with message "Invalid Month"</text:p>
      <text:p text:style-name="P4"><text:soft-page-break/><text:tab/><text:tab/> * If the Month is greater than 12 ,raise DateException with message "Month Limit Exceeded"</text:p>
      <text:p text:style-name="P4"><text:tab/><text:tab/> * Else return "Month is Valid".</text:p>
      <text:p text:style-name="P4"><text:tab/><text:tab/> * */</text:p>
      <text:p text:style-name="P3"><text:tab/><text:tab/></text:p>
      <text:p text:style-name="P2"/>
      <text:p text:style-name="P1"><text:span text:style-name="T6"><text:tab/><text:tab/></text:span><text:span text:style-name="T1">if</text:span><text:span text:style-name="T6">(</text:span><text:span text:style-name="T9">month</text:span><text:span text:style-name="T6">&lt;0)</text:span></text:p>
      <text:p text:style-name="P3"><text:tab/><text:tab/>{ </text:p>
      <text:p text:style-name="P1"><text:span text:style-name="T6"><text:tab/><text:tab/><text:tab/></text:span><text:span text:style-name="T1">throw</text:span><text:span text:style-name="T6"> </text:span><text:span text:style-name="T1">new</text:span><text:span text:style-name="T6"> <text:s/>Exception(</text:span><text:span text:style-name="T13">"Negative Month"</text:span><text:span text:style-name="T6">);</text:span></text:p>
      <text:p text:style-name="P3"><text:tab/><text:tab/>}</text:p>
      <text:p text:style-name="P1"><text:span text:style-name="T6"><text:tab/><text:tab/></text:span><text:span text:style-name="T1">if</text:span><text:span text:style-name="T6">((</text:span><text:span text:style-name="T9">month</text:span><text:span text:style-name="T6">)==0)</text:span></text:p>
      <text:p text:style-name="P3"><text:tab/><text:tab/>{</text:p>
      <text:p text:style-name="P1"><text:span text:style-name="T6"><text:tab/><text:tab/><text:tab/></text:span><text:span text:style-name="T1">throw</text:span><text:span text:style-name="T6"> </text:span><text:span text:style-name="T1">new</text:span><text:span text:style-name="T6"> Exception(</text:span><text:span text:style-name="T13">"Invalid Month"</text:span><text:span text:style-name="T6">);</text:span></text:p>
      <text:p text:style-name="P3"><text:tab/><text:tab/>}</text:p>
      <text:p text:style-name="P1"><text:span text:style-name="T6"><text:tab/><text:tab/></text:span><text:span text:style-name="T1">if</text:span><text:span text:style-name="T6"> (</text:span><text:span text:style-name="T9">month</text:span><text:span text:style-name="T6">&gt;12){</text:span></text:p>
      <text:p text:style-name="P1"><text:span text:style-name="T6"><text:tab/><text:tab/><text:tab/></text:span><text:span text:style-name="T1">throw</text:span><text:span text:style-name="T6"> </text:span><text:span text:style-name="T1">new</text:span><text:span text:style-name="T6"> Exception (</text:span><text:span text:style-name="T13">"Month Limit Exceeded"</text:span><text:span text:style-name="T6">);</text:span></text:p>
      <text:p text:style-name="P3"><text:tab/><text:tab/>}</text:p>
      <text:p text:style-name="P1"><text:span text:style-name="T6"><text:tab/><text:tab/></text:span><text:span text:style-name="T1">return</text:span><text:span text:style-name="T6"> </text:span><text:span text:style-name="T13">"Month is Valid"</text:span><text:span text:style-name="T6">;</text:span></text:p>
      <text:p text:style-name="P3"><text:tab/><text:tab/></text:p>
      <text:p text:style-name="P3"><text:tab/>}</text:p>
      <text:p text:style-name="P3">}</text:p>
      <text:p text:style-name="P5"/>
      <text:p text:style-name="P5"/>
      <text:p text:style-name="Standard"><text:span text:style-name="T1">public</text:span><text:span text:style-name="T6"> </text:span><text:span text:style-name="T1">class</text:span><text:span text:style-name="T6"> UserCode </text:span></text:p>
      <text:p text:style-name="P3">{</text:p>
      <text:p text:style-name="P1"><text:span text:style-name="T6"><text:tab/></text:span><text:span text:style-name="T1">public</text:span><text:span text:style-name="T6"> String dateCheck(</text:span><text:span text:style-name="T1">int</text:span><text:span text:style-name="T6"> </text:span><text:span text:style-name="T9">day</text:span><text:span text:style-name="T6">,</text:span><text:span text:style-name="T1">int</text:span><text:span text:style-name="T6"> </text:span><text:span text:style-name="T9">month</text:span><text:span text:style-name="T6">,</text:span><text:span text:style-name="T1">int</text:span><text:span text:style-name="T6"> </text:span><text:span text:style-name="T9">year</text:span><text:span text:style-name="T6">) </text:span><text:span text:style-name="T1">throws</text:span><text:span text:style-name="T6"> Exception</text:span></text:p>
      <text:p text:style-name="P3"><text:tab/>{</text:p>
      <text:p text:style-name="P1"><text:span text:style-name="T6"><text:tab/><text:tab/>String </text:span><text:span text:style-name="T11">res</text:span><text:span text:style-name="T6">=</text:span><text:span text:style-name="T13">"Year is Valid"</text:span><text:span text:style-name="T6">;</text:span></text:p>
      <text:p text:style-name="P1"><text:span text:style-name="T6"><text:tab/><text:tab/></text:span><text:span text:style-name="T15">/*</text:span></text:p>
      <text:p text:style-name="P4"><text:tab/><text:tab/> * WAP to accept Day ,Month and Year and verify it.</text:p>
      <text:p text:style-name="P1"><text:span text:style-name="T15"><text:tab/><text:tab/> * If the Year is -</text:span><text:span text:style-name="T17">ve</text:span><text:span text:style-name="T15">, raise DateException with message "Negative Year"</text:span></text:p>
      <text:p text:style-name="P4"><text:tab/><text:tab/> * If the Year is 0 ,raise DateException with message "Invalid Year"</text:p>
      <text:p text:style-name="P4"><text:tab/><text:tab/> * If the Year is greater than 2017 ,raise DateException with message "Year Limit Exceeded"</text:p>
      <text:p text:style-name="P4"><text:tab/><text:tab/> * Else return "Year is Valid".</text:p>
      <text:p text:style-name="P4"><text:tab/><text:tab/> * */</text:p>
      <text:p text:style-name="P3"><text:tab/></text:p>
      <text:p text:style-name="P2"/>
      <text:p text:style-name="P1"><text:span text:style-name="T6"><text:tab/><text:tab/><text:tab/><text:tab/></text:span><text:span text:style-name="T1">if</text:span><text:span text:style-name="T6">(</text:span><text:span text:style-name="T9">year</text:span><text:span text:style-name="T6">&lt;0)</text:span></text:p>
      <text:p text:style-name="P3"><text:tab/><text:tab/><text:tab/><text:tab/>{ </text:p>
      <text:p text:style-name="P1"><text:span text:style-name="T6"><text:tab/><text:tab/><text:tab/><text:tab/><text:tab/></text:span><text:span text:style-name="T1">throw</text:span><text:span text:style-name="T6"> </text:span><text:span text:style-name="T1">new</text:span><text:span text:style-name="T6"> <text:s/>Exception(</text:span><text:span text:style-name="T13">"Negative Year"</text:span><text:span text:style-name="T6">);</text:span></text:p>
      <text:p text:style-name="P3"><text:tab/><text:tab/><text:tab/><text:tab/>}</text:p>
      <text:p text:style-name="P1"><text:span text:style-name="T6"><text:tab/><text:tab/><text:tab/><text:tab/></text:span><text:span text:style-name="T1">if</text:span><text:span text:style-name="T6">((</text:span><text:span text:style-name="T9">year</text:span><text:span text:style-name="T6">)==0)</text:span></text:p>
      <text:p text:style-name="P3"><text:tab/><text:tab/><text:tab/><text:tab/>{</text:p>
      <text:p text:style-name="P1"><text:span text:style-name="T6"><text:tab/><text:tab/><text:tab/><text:tab/><text:tab/></text:span><text:span text:style-name="T1">throw</text:span><text:span text:style-name="T6"> </text:span><text:span text:style-name="T1">new</text:span><text:span text:style-name="T6"> Exception(</text:span><text:span text:style-name="T13">"Invalid Year"</text:span><text:span text:style-name="T6">);</text:span></text:p>
      <text:p text:style-name="P3"><text:tab/><text:tab/><text:tab/><text:tab/>}</text:p>
      <text:p text:style-name="P1"><text:span text:style-name="T6"><text:tab/><text:tab/><text:tab/><text:tab/></text:span><text:span text:style-name="T1">if</text:span><text:span text:style-name="T6"> (</text:span><text:span text:style-name="T9">year</text:span><text:span text:style-name="T6">&gt;2017){</text:span></text:p>
      <text:p text:style-name="P1"><text:span text:style-name="T6"><text:tab/><text:tab/><text:tab/><text:tab/><text:tab/></text:span><text:span text:style-name="T1">throw</text:span><text:span text:style-name="T6"> </text:span><text:span text:style-name="T1">new</text:span><text:span text:style-name="T6"> Exception (</text:span><text:span text:style-name="T13">"Year Limit Exceeded"</text:span><text:span text:style-name="T6">);</text:span></text:p>
      <text:p text:style-name="P3"><text:tab/><text:tab/><text:tab/><text:tab/>}</text:p>
      <text:p text:style-name="P1"><text:span text:style-name="T6"><text:tab/><text:tab/><text:tab/><text:tab/></text:span><text:span text:style-name="T1">return</text:span><text:span text:style-name="T6"> </text:span><text:span text:style-name="T13">"Year is Valid"</text:span><text:span text:style-name="T6">;</text:span></text:p>
      <text:p text:style-name="P3"><text:tab/><text:tab/><text:tab/><text:tab/></text:p>
      <text:p text:style-name="P3"><text:tab/><text:tab/><text:tab/>}</text:p>
      <text:p text:style-name="P3"><text:tab/><text:tab/>}</text:p>
      <text:p text:style-name="P2"/>
      <text:p text:style-name="P5"><text:tab/></text:p>
      <text:p text:style-name="P5"/>
      <text:p text:style-name="P5"/>
      <text:p text:style-name="Standard"><text:span text:style-name="T1">public</text:span><text:span text:style-name="T6"> </text:span><text:span text:style-name="T1">class</text:span><text:span text:style-name="T6"> UserCode </text:span></text:p>
      <text:p text:style-name="P3"><text:soft-page-break/>{</text:p>
      <text:p text:style-name="P1"><text:span text:style-name="T6"><text:tab/></text:span><text:span text:style-name="T1">public</text:span><text:span text:style-name="T6"> String dateCheck(</text:span><text:span text:style-name="T1">int</text:span><text:span text:style-name="T6"> </text:span><text:span text:style-name="T9">day</text:span><text:span text:style-name="T6">,</text:span><text:span text:style-name="T1">int</text:span><text:span text:style-name="T6"> </text:span><text:span text:style-name="T9">month</text:span><text:span text:style-name="T6">,</text:span><text:span text:style-name="T1">int</text:span><text:span text:style-name="T6"> </text:span><text:span text:style-name="T9">year</text:span><text:span text:style-name="T6">)</text:span><text:span text:style-name="T1">throws</text:span><text:span text:style-name="T6"> Exception</text:span></text:p>
      <text:p text:style-name="P3"><text:tab/>{</text:p>
      <text:p text:style-name="P1"><text:span text:style-name="T6"><text:tab/><text:tab/>String </text:span><text:span text:style-name="T11">res</text:span><text:span text:style-name="T6">=</text:span><text:span text:style-name="T13">"Valid Date"</text:span><text:span text:style-name="T6">;</text:span></text:p>
      <text:p text:style-name="P1"><text:span text:style-name="T6"><text:tab/><text:tab/></text:span><text:span text:style-name="T15">/*</text:span></text:p>
      <text:p text:style-name="P4"><text:tab/><text:tab/> * WAP to accept Day ,Month and Year and verify it.</text:p>
      <text:p text:style-name="P4"><text:tab/><text:tab/> * If the Day exceeds 31 / month exceeds 12 / Year exceeds 2020 raise an exception DateException</text:p>
      <text:p text:style-name="P4"><text:tab/><text:tab/> * with message "Invalid Date"</text:p>
      <text:p text:style-name="P4"><text:tab/><text:tab/> * If the year is a leap year and month passed is 2 ,then check for day,whether it exceeds 29 or not.</text:p>
      <text:p text:style-name="P4"><text:tab/><text:tab/> * If the day exceeds 29 raise DateException with message "Leap Year Day Error"</text:p>
      <text:p text:style-name="P4"><text:tab/><text:tab/> * else display "Valid Date".</text:p>
      <text:p text:style-name="P4"><text:tab/><text:tab/> * */</text:p>
      <text:p text:style-name="P3"><text:tab/><text:tab/></text:p>
      <text:p text:style-name="P1"><text:span text:style-name="T6"><text:tab/><text:tab/><text:tab/><text:tab/></text:span><text:span text:style-name="T1">if</text:span><text:span text:style-name="T6">(</text:span><text:span text:style-name="T9">day</text:span><text:span text:style-name="T6">&gt;31 || </text:span><text:span text:style-name="T9">month</text:span><text:span text:style-name="T6">&gt;12 || </text:span><text:span text:style-name="T9">year</text:span><text:span text:style-name="T6">&gt;2020)</text:span></text:p>
      <text:p text:style-name="P3"><text:tab/><text:tab/><text:tab/>{ </text:p>
      <text:p text:style-name="P1"><text:span text:style-name="T6"><text:tab/><text:tab/><text:tab/><text:tab/></text:span><text:span text:style-name="T1">throw</text:span><text:span text:style-name="T6"> </text:span><text:span text:style-name="T1">new</text:span><text:span text:style-name="T6"> <text:s/>Exception(</text:span><text:span text:style-name="T13">"Invalid Date"</text:span><text:span text:style-name="T6">);</text:span></text:p>
      <text:p text:style-name="P3"><text:tab/><text:tab/><text:tab/>}</text:p>
      <text:p text:style-name="P1"><text:span text:style-name="T6"><text:tab/><text:tab/><text:tab/><text:tab/></text:span><text:span text:style-name="T1">if</text:span><text:span text:style-name="T6">(((</text:span><text:span text:style-name="T9">year</text:span><text:span text:style-name="T6">%4)==0) || (</text:span><text:span text:style-name="T9">year</text:span><text:span text:style-name="T6">%100)!=0&amp;&amp;(</text:span><text:span text:style-name="T9">year</text:span><text:span text:style-name="T6">%400)==0)</text:span></text:p>
      <text:p text:style-name="P3"><text:tab/><text:tab/><text:tab/>{</text:p>
      <text:p text:style-name="P1"><text:span text:style-name="T6"><text:tab/><text:tab/><text:tab/><text:tab/></text:span><text:span text:style-name="T1">if</text:span><text:span text:style-name="T6">(</text:span><text:span text:style-name="T9">month</text:span><text:span text:style-name="T6">==2 &amp;&amp; </text:span><text:span text:style-name="T9">day</text:span><text:span text:style-name="T6"> &gt;29){</text:span></text:p>
      <text:p text:style-name="P1"><text:span text:style-name="T6"><text:tab/><text:tab/><text:tab/><text:tab/></text:span><text:span text:style-name="T1">throw</text:span><text:span text:style-name="T6"> </text:span><text:span text:style-name="T1">new</text:span><text:span text:style-name="T6"> Exception(</text:span><text:span text:style-name="T13">"Leap Year Day Error"</text:span><text:span text:style-name="T6">);</text:span></text:p>
      <text:p text:style-name="P3"><text:tab/><text:tab/><text:tab/><text:tab/><text:tab/><text:tab/></text:p>
      <text:p text:style-name="P3"><text:tab/><text:tab/> <text:s text:c="5"/>}</text:p>
      <text:p text:style-name="P3"><text:tab/><text:tab/><text:tab/><text:tab/><text:tab/><text:tab/></text:p>
      <text:p text:style-name="P3"><text:tab/><text:tab/><text:tab/></text:p>
      <text:p text:style-name="P3"><text:tab/>}</text:p>
      <text:p text:style-name="P1"><text:span text:style-name="T6"><text:tab/><text:tab/><text:tab/><text:tab/><text:tab/><text:tab/></text:span><text:span text:style-name="T1">return</text:span><text:span text:style-name="T6"> </text:span><text:span text:style-name="T13">"Valid Date"</text:span><text:span text:style-name="T6"> ;</text:span></text:p>
      <text:p text:style-name="P2"/>
      <text:p text:style-name="P3"><text:tab/><text:tab/></text:p>
      <text:p text:style-name="P3"><text:tab/>}</text:p>
      <text:p text:style-name="P3">}</text:p>
      <text:p text:style-name="P3"/>
      <text:p text:style-name="P1"><text:span text:style-name="T1">public</text:span><text:span text:style-name="T6"> </text:span><text:span text:style-name="T1">class</text:span><text:span text:style-name="T6"> UserCode </text:span></text:p>
      <text:p text:style-name="P3">{</text:p>
      <text:p text:style-name="P1"><text:span text:style-name="T6"><text:tab/></text:span><text:span text:style-name="T1">public</text:span><text:span text:style-name="T6"> </text:span><text:span text:style-name="T1">int</text:span><text:span text:style-name="T6"> findSum(</text:span><text:span text:style-name="T1">int</text:span><text:span text:style-name="T6"> </text:span><text:span text:style-name="T9">array</text:span><text:span text:style-name="T6">[])</text:span><text:span text:style-name="T1">throws</text:span><text:span text:style-name="T6"> Exception</text:span></text:p>
      <text:p text:style-name="P3"><text:tab/>{</text:p>
      <text:p text:style-name="P1"><text:span text:style-name="T6"><text:tab/><text:tab/></text:span><text:span text:style-name="T1">int</text:span><text:span text:style-name="T6"> </text:span><text:span text:style-name="T9">sum</text:span><text:span text:style-name="T6">=0;</text:span></text:p>
      <text:p text:style-name="P1"><text:span text:style-name="T6"><text:tab/><text:tab/></text:span><text:span text:style-name="T1">int</text:span><text:span text:style-name="T6"> </text:span><text:span text:style-name="T9">len</text:span><text:span text:style-name="T6"> =</text:span><text:span text:style-name="T9">array</text:span><text:span text:style-name="T6">.</text:span><text:span text:style-name="T19">length</text:span><text:span text:style-name="T6">;</text:span></text:p>
      <text:p text:style-name="P1"><text:span text:style-name="T6"><text:tab/><text:tab/></text:span><text:span text:style-name="T1">for</text:span><text:span text:style-name="T6">(</text:span><text:span text:style-name="T1">int</text:span><text:span text:style-name="T6"> </text:span><text:span text:style-name="T9">i</text:span><text:span text:style-name="T6">=0;</text:span><text:span text:style-name="T9">i</text:span><text:span text:style-name="T6">&lt;</text:span><text:span text:style-name="T9">len</text:span><text:span text:style-name="T6">;</text:span><text:span text:style-name="T9">i</text:span><text:span text:style-name="T6">++){</text:span></text:p>
      <text:p text:style-name="P3"><text:tab/><text:tab/></text:p>
      <text:p text:style-name="P3"><text:tab/><text:tab/></text:p>
      <text:p text:style-name="P1"><text:span text:style-name="T6"><text:tab/><text:tab/></text:span><text:span text:style-name="T1">if</text:span><text:span text:style-name="T6">(</text:span><text:span text:style-name="T9">array</text:span><text:span text:style-name="T6">[</text:span><text:span text:style-name="T9">i</text:span><text:span text:style-name="T6">]&lt;0)<text:tab/><text:tab/><text:tab/></text:span></text:p>
      <text:p text:style-name="P3"><text:tab/><text:tab/>{</text:p>
      <text:p text:style-name="P1"><text:span text:style-name="T6"><text:tab/><text:tab/><text:tab/></text:span><text:span text:style-name="T1">throw</text:span><text:span text:style-name="T6"> </text:span><text:span text:style-name="T1">new</text:span><text:span text:style-name="T6"> Exception(</text:span><text:span text:style-name="T13">"Array Have Negatives"</text:span><text:span text:style-name="T6">);</text:span></text:p>
      <text:p text:style-name="P3"><text:tab/><text:tab/>}</text:p>
      <text:p text:style-name="P1"><text:span text:style-name="T6"><text:tab/><text:tab/></text:span><text:span text:style-name="T1">if</text:span><text:span text:style-name="T6"> (</text:span><text:span text:style-name="T9">array</text:span><text:span text:style-name="T6">[</text:span><text:span text:style-name="T9">i</text:span><text:span text:style-name="T6">]==0)</text:span></text:p>
      <text:p text:style-name="P3"><text:tab/><text:tab/>{</text:p>
      <text:p text:style-name="P1"><text:span text:style-name="T6"><text:tab/><text:tab/><text:tab/></text:span><text:span text:style-name="T1">throw</text:span><text:span text:style-name="T6"> </text:span><text:span text:style-name="T1">new</text:span><text:span text:style-name="T6"> Exception (</text:span><text:span text:style-name="T13">"Array Have Zeros"</text:span><text:span text:style-name="T6">);</text:span></text:p>
      <text:p text:style-name="P3"><text:tab/><text:tab/>}</text:p>
      <text:p text:style-name="P1"><text:span text:style-name="T6"><text:tab/><text:tab/></text:span><text:span text:style-name="T1">else</text:span><text:span text:style-name="T6">{</text:span></text:p>
      <text:p text:style-name="P1"><text:span text:style-name="T6"><text:tab/><text:tab/><text:tab/></text:span><text:span text:style-name="T9">sum</text:span><text:span text:style-name="T6">=</text:span><text:span text:style-name="T9">sum</text:span><text:span text:style-name="T6">+</text:span><text:span text:style-name="T9">array</text:span><text:span text:style-name="T6">[</text:span><text:span text:style-name="T9">i</text:span><text:span text:style-name="T6">];</text:span></text:p>
      <text:p text:style-name="P3"><text:tab/><text:tab/><text:tab/><text:tab/><text:tab/>}</text:p>
      <text:p text:style-name="P3"><text:tab/><text:tab/><text:tab/><text:tab/><text:tab/></text:p>
      <text:p text:style-name="P3"><text:tab/><text:tab/>}</text:p>
      <text:p text:style-name="P3"><text:tab/><text:tab/></text:p>
      <text:p text:style-name="P1"><text:soft-page-break/><text:span text:style-name="T6"><text:tab/><text:tab/></text:span><text:span text:style-name="T15">/*</text:span></text:p>
      <text:p text:style-name="P4"><text:tab/><text:tab/> * WAP to find the sum of numbers passed as an array.</text:p>
      <text:p text:style-name="P1"><text:span text:style-name="T15"><text:tab/><text:tab/> * If the array contains -</text:span><text:span text:style-name="T17">ve</text:span><text:span text:style-name="T15"> numbers raise MyException with message "Array Have Negatives"</text:span></text:p>
      <text:p text:style-name="P4"><text:tab/><text:tab/> * If the array contains 0s raise MyException with message "Array Have Zeros"</text:p>
      <text:p text:style-name="P4"><text:tab/><text:tab/> * Else return the sum.</text:p>
      <text:p text:style-name="P1"><text:span text:style-name="T15"><text:tab/><text:tab/> * */</text:span><text:span text:style-name="T6"><text:tab/></text:span></text:p>
      <text:p text:style-name="P1"><text:span text:style-name="T6"><text:tab/><text:tab/></text:span><text:span text:style-name="T1">return</text:span><text:span text:style-name="T6"> </text:span><text:span text:style-name="T9">sum</text:span><text:span text:style-name="T6">;</text:span></text:p>
      <text:p text:style-name="P3"><text:tab/>}</text:p>
      <text:p text:style-name="P3">}</text:p>
      <text:p text:style-name="P3"/>
      <text:p text:style-name="P5"/>
      <text:p text:style-name="P5"/>
      <text:p text:style-name="P5"/>
      <text:p text:style-name="Standard"><text:span text:style-name="T1">public</text:span><text:span text:style-name="T6"> </text:span><text:span text:style-name="T1">class</text:span><text:span text:style-name="T6"> UserCode </text:span></text:p>
      <text:p text:style-name="P3">{</text:p>
      <text:p text:style-name="P1"><text:span text:style-name="T6"><text:tab/></text:span><text:span text:style-name="T1">public</text:span><text:span text:style-name="T6"> </text:span><text:span text:style-name="T1">int</text:span><text:span text:style-name="T6"> findSum(</text:span><text:span text:style-name="T1">int</text:span><text:span text:style-name="T6"> </text:span><text:span text:style-name="T9">array</text:span><text:span text:style-name="T6">[])</text:span><text:span text:style-name="T1">throws</text:span><text:span text:style-name="T6"> Exception</text:span></text:p>
      <text:p text:style-name="P3"><text:tab/>{</text:p>
      <text:p text:style-name="P1"><text:span text:style-name="T6"><text:tab/><text:tab/></text:span><text:span text:style-name="T1">int</text:span><text:span text:style-name="T6"> </text:span><text:span text:style-name="T9">sum</text:span><text:span text:style-name="T6">=0;</text:span></text:p>
      <text:p text:style-name="P1"><text:span text:style-name="T6"><text:tab/><text:tab/></text:span><text:span text:style-name="T1">int</text:span><text:span text:style-name="T6"> </text:span><text:span text:style-name="T9">len</text:span><text:span text:style-name="T6"> =</text:span><text:span text:style-name="T9">array</text:span><text:span text:style-name="T6">.</text:span><text:span text:style-name="T19">length</text:span><text:span text:style-name="T6">;</text:span></text:p>
      <text:p text:style-name="P1"><text:span text:style-name="T6"><text:tab/><text:tab/></text:span><text:span text:style-name="T1">for</text:span><text:span text:style-name="T6">(</text:span><text:span text:style-name="T1">int</text:span><text:span text:style-name="T6"> </text:span><text:span text:style-name="T9">i</text:span><text:span text:style-name="T6">=0;</text:span><text:span text:style-name="T9">i</text:span><text:span text:style-name="T6">&lt;</text:span><text:span text:style-name="T9">len</text:span><text:span text:style-name="T6">;</text:span><text:span text:style-name="T9">i</text:span><text:span text:style-name="T6">++){</text:span></text:p>
      <text:p text:style-name="P3"><text:tab/><text:tab/></text:p>
      <text:p text:style-name="P3"><text:tab/><text:tab/></text:p>
      <text:p text:style-name="P1"><text:span text:style-name="T6"><text:tab/><text:tab/></text:span><text:span text:style-name="T1">if</text:span><text:span text:style-name="T6">(</text:span><text:span text:style-name="T9">array</text:span><text:span text:style-name="T6">[</text:span><text:span text:style-name="T9">i</text:span><text:span text:style-name="T6">]&lt;0)<text:tab/><text:tab/><text:tab/></text:span></text:p>
      <text:p text:style-name="P3"><text:tab/><text:tab/>{</text:p>
      <text:p text:style-name="P1"><text:span text:style-name="T6"><text:tab/><text:tab/><text:tab/></text:span><text:span text:style-name="T1">throw</text:span><text:span text:style-name="T6"> </text:span><text:span text:style-name="T1">new</text:span><text:span text:style-name="T6"> Exception(</text:span><text:span text:style-name="T13">"Array Have Negatives"</text:span><text:span text:style-name="T6">);</text:span></text:p>
      <text:p text:style-name="P3"><text:tab/><text:tab/>}</text:p>
      <text:p text:style-name="P1"><text:span text:style-name="T6"><text:tab/><text:tab/></text:span><text:span text:style-name="T1">if</text:span><text:span text:style-name="T6"> (</text:span><text:span text:style-name="T9">array</text:span><text:span text:style-name="T6">[</text:span><text:span text:style-name="T9">i</text:span><text:span text:style-name="T6">]==0)</text:span></text:p>
      <text:p text:style-name="P3"><text:tab/><text:tab/>{</text:p>
      <text:p text:style-name="P1"><text:span text:style-name="T6"><text:tab/><text:tab/><text:tab/></text:span><text:span text:style-name="T1">throw</text:span><text:span text:style-name="T6"> </text:span><text:span text:style-name="T1">new</text:span><text:span text:style-name="T6"> Exception (</text:span><text:span text:style-name="T13">"Array Have Zeros"</text:span><text:span text:style-name="T6">);</text:span></text:p>
      <text:p text:style-name="P3"><text:tab/><text:tab/>}</text:p>
      <text:p text:style-name="P1"><text:span text:style-name="T6"><text:tab/><text:tab/></text:span><text:span text:style-name="T1">else</text:span><text:span text:style-name="T6">{</text:span></text:p>
      <text:p text:style-name="P1"><text:span text:style-name="T6"><text:tab/><text:tab/><text:tab/></text:span><text:span text:style-name="T9">sum</text:span><text:span text:style-name="T6">=</text:span><text:span text:style-name="T9">sum</text:span><text:span text:style-name="T6">+</text:span><text:span text:style-name="T9">array</text:span><text:span text:style-name="T6">[</text:span><text:span text:style-name="T9">i</text:span><text:span text:style-name="T6">];</text:span></text:p>
      <text:p text:style-name="P3"><text:tab/><text:tab/><text:tab/><text:tab/><text:tab/>}</text:p>
      <text:p text:style-name="P3"><text:tab/><text:tab/><text:tab/><text:tab/><text:tab/></text:p>
      <text:p text:style-name="P3"><text:tab/><text:tab/>}</text:p>
      <text:p text:style-name="P3"><text:tab/><text:tab/></text:p>
      <text:p text:style-name="P1"><text:span text:style-name="T6"><text:tab/><text:tab/></text:span><text:span text:style-name="T15">/*</text:span></text:p>
      <text:p text:style-name="P4"><text:tab/><text:tab/> * WAP to find the sum of numbers passed as an array.</text:p>
      <text:p text:style-name="P1"><text:span text:style-name="T15"><text:tab/><text:tab/> * If the array contains -</text:span><text:span text:style-name="T17">ve</text:span><text:span text:style-name="T15"> numbers raise MyException with message "Array Have Negatives"</text:span></text:p>
      <text:p text:style-name="P4"><text:tab/><text:tab/> * If the array contains 0s raise MyException with message "Array Have Zeros"</text:p>
      <text:p text:style-name="P4"><text:tab/><text:tab/> * Else return the sum.</text:p>
      <text:p text:style-name="P1"><text:span text:style-name="T15"><text:tab/><text:tab/> * */</text:span><text:span text:style-name="T6"><text:tab/></text:span></text:p>
      <text:p text:style-name="P1"><text:span text:style-name="T6"><text:tab/><text:tab/></text:span><text:span text:style-name="T1">return</text:span><text:span text:style-name="T6"> </text:span><text:span text:style-name="T9">sum</text:span><text:span text:style-name="T6">;</text:span></text:p>
      <text:p text:style-name="P3"><text:tab/>}</text:p>
      <text:p text:style-name="P3">}</text:p>
      <text:p text:style-name="P5"/>
      <text:p text:style-name="P5"/>
      <text:p text:style-name="P5"/>
      <text:p text:style-name="P5"><text:span text:style-name="T4">public</text:span> <text:span text:style-name="T4">class</text:span> UserCode </text:p>
      <text:p text:style-name="P1"><text:span text:style-name="T6">{</text:span></text:p>
      <text:p text:style-name="P1"><text:span text:style-name="T6"><text:tab/></text:span><text:span text:style-name="T1">public</text:span><text:span text:style-name="T6"> </text:span><text:span text:style-name="T1">int</text:span><text:span text:style-name="T6"> countVow(String </text:span><text:span text:style-name="T9">input</text:span><text:span text:style-name="T6">)</text:span><text:span text:style-name="T1">throws</text:span><text:span text:style-name="T6"> Exception</text:span></text:p>
      <text:p text:style-name="P1"><text:span text:style-name="T6"><text:tab/>{</text:span></text:p>
      <text:p text:style-name="P1"><text:span text:style-name="T6"><text:tab/><text:tab/></text:span><text:span text:style-name="T1">int</text:span><text:span text:style-name="T6"> </text:span><text:span text:style-name="T9">count</text:span><text:span text:style-name="T6">=0;</text:span></text:p>
      <text:p text:style-name="P1"><text:span text:style-name="T6"><text:tab/><text:tab/></text:span><text:span text:style-name="T15">/*</text:span></text:p>
      <text:p text:style-name="P1"><text:span text:style-name="T15"><text:tab/><text:tab/> *WAP to accept a string and find maximum repeated vowel count.</text:span></text:p>
      <text:p text:style-name="P1"><text:soft-page-break/><text:span text:style-name="T15"><text:tab/><text:tab/> *<text:tab/>If no vowels found in it ,raise an exception called VowelNotFoundException</text:span></text:p>
      <text:p text:style-name="P1"><text:span text:style-name="T15"><text:tab/><text:tab/> *sample: <text:s/></text:span><text:span text:style-name="T17">tomatto</text:span><text:span text:style-name="T15"> <text:s/>output : 2</text:span></text:p>
      <text:p text:style-name="P1"><text:span text:style-name="T15"><text:tab/><text:tab/> * */</text:span></text:p>
      <text:p text:style-name="P1"><text:span text:style-name="T6"><text:tab/><text:tab/></text:span><text:span text:style-name="T1">for</text:span><text:span text:style-name="T6">(</text:span><text:span text:style-name="T1">int</text:span><text:span text:style-name="T6"> </text:span><text:span text:style-name="T9">i</text:span><text:span text:style-name="T6">=0;</text:span><text:span text:style-name="T9">i</text:span><text:span text:style-name="T6">&lt;</text:span><text:span text:style-name="T9">input</text:span><text:span text:style-name="T6">.length();</text:span><text:span text:style-name="T9">i</text:span><text:span text:style-name="T6">++){</text:span></text:p>
      <text:p text:style-name="P1"><text:span text:style-name="T6"><text:tab/><text:tab/><text:tab/></text:span><text:span text:style-name="T1">switch</text:span><text:span text:style-name="T6">(</text:span><text:span text:style-name="T9">input</text:span><text:span text:style-name="T6">.charAt(</text:span><text:span text:style-name="T9">i</text:span><text:span text:style-name="T6">))</text:span></text:p>
      <text:p text:style-name="P1"><text:span text:style-name="T6"><text:tab/><text:tab/><text:tab/>{</text:span></text:p>
      <text:p text:style-name="P1"><text:span text:style-name="T6"><text:tab/><text:tab/><text:tab/></text:span><text:span text:style-name="T1">case</text:span><text:span text:style-name="T6"> </text:span><text:span text:style-name="T13">'a'</text:span><text:span text:style-name="T6">:</text:span></text:p>
      <text:p text:style-name="P1"><text:span text:style-name="T6"><text:tab/><text:tab/><text:tab/></text:span><text:span text:style-name="T1">case</text:span><text:span text:style-name="T6"> </text:span><text:span text:style-name="T13">'A'</text:span><text:span text:style-name="T6">:</text:span></text:p>
      <text:p text:style-name="P1"><text:span text:style-name="T6"><text:tab/><text:tab/><text:tab/></text:span><text:span text:style-name="T1">case</text:span><text:span text:style-name="T6"> </text:span><text:span text:style-name="T13">'e'</text:span><text:span text:style-name="T6">:</text:span></text:p>
      <text:p text:style-name="P1"><text:span text:style-name="T6"><text:tab/><text:tab/><text:tab/></text:span><text:span text:style-name="T1">case </text:span><text:span text:style-name="T13">'E'</text:span><text:span text:style-name="T6">:</text:span></text:p>
      <text:p text:style-name="P1"><text:span text:style-name="T6"><text:tab/><text:tab/><text:tab/></text:span><text:span text:style-name="T1">case </text:span><text:span text:style-name="T13">'i'</text:span><text:span text:style-name="T6">:</text:span></text:p>
      <text:p text:style-name="P1"><text:span text:style-name="T6"><text:tab/><text:tab/><text:tab/></text:span><text:span text:style-name="T1">case </text:span><text:span text:style-name="T13">'I'</text:span><text:span text:style-name="T6">:</text:span></text:p>
      <text:p text:style-name="P1"><text:span text:style-name="T6"><text:tab/><text:tab/><text:tab/></text:span><text:span text:style-name="T1">case </text:span><text:span text:style-name="T13">'o'</text:span><text:span text:style-name="T6">:</text:span></text:p>
      <text:p text:style-name="P1"><text:span text:style-name="T6"><text:tab/><text:tab/><text:tab/></text:span><text:span text:style-name="T1">case </text:span><text:span text:style-name="T13">'O'</text:span><text:span text:style-name="T6">:</text:span></text:p>
      <text:p text:style-name="P1"><text:span text:style-name="T6"><text:tab/><text:tab/><text:tab/></text:span><text:span text:style-name="T1">case </text:span><text:span text:style-name="T13">'u'</text:span><text:span text:style-name="T6">:</text:span></text:p>
      <text:p text:style-name="P1"><text:span text:style-name="T6"><text:tab/><text:tab/><text:tab/></text:span><text:span text:style-name="T1">case </text:span><text:span text:style-name="T13">'U'</text:span><text:span text:style-name="T6">:</text:span></text:p>
      <text:p text:style-name="P1"><text:span text:style-name="T6"><text:tab/><text:tab/><text:tab/><text:tab/></text:span><text:span text:style-name="T9">count</text:span><text:span text:style-name="T6">++;</text:span></text:p>
      <text:p text:style-name="P1"><text:span text:style-name="T6"><text:tab/><text:tab/><text:tab/></text:span></text:p>
      <text:p text:style-name="P1"><text:span text:style-name="T6"><text:tab/><text:tab/><text:tab/><text:tab/></text:span></text:p>
      <text:p text:style-name="P1"><text:span text:style-name="T6"><text:tab/><text:tab/><text:tab/>}</text:span></text:p>
      <text:p text:style-name="P1"><text:span text:style-name="T6"><text:tab/><text:tab/><text:tab/></text:span><text:span text:style-name="T1">if</text:span><text:span text:style-name="T6">(</text:span><text:span text:style-name="T9">count</text:span><text:span text:style-name="T6">==0){</text:span></text:p>
      <text:p text:style-name="P1"><text:span text:style-name="T6"><text:tab/><text:tab/><text:tab/><text:tab/></text:span><text:span text:style-name="T1">throw</text:span><text:span text:style-name="T6"> </text:span><text:span text:style-name="T1">new</text:span><text:span text:style-name="T6"> Exception();</text:span></text:p>
      <text:p text:style-name="P1"><text:span text:style-name="T6"><text:tab/><text:tab/><text:tab/>}</text:span></text:p>
      <text:p text:style-name="P1"><text:span text:style-name="T6"><text:tab/><text:tab/>}</text:span></text:p>
      <text:p text:style-name="P1"><text:span text:style-name="T6"><text:tab/><text:tab/></text:span></text:p>
      <text:p text:style-name="P1"><text:span text:style-name="T6"><text:tab/><text:tab/></text:span><text:span text:style-name="T1">return</text:span><text:span text:style-name="T6"> </text:span><text:span text:style-name="T9">count</text:span><text:span text:style-name="T6">;</text:span></text:p>
      <text:p text:style-name="P1"><text:span text:style-name="T6"><text:tab/>}</text:span></text:p>
      <text:p text:style-name="P1"><text:span text:style-name="T6">}</text:span></text:p>
      <text:p text:style-name="P5"/>
      <text:p text:style-name="P5"/>
      <text:p text:style-name="P5"><text:span text:style-name="T5">9. <text:s/></text:span><text:span text:style-name="T4">public</text:span> <text:span text:style-name="T4">class</text:span> UserCode </text:p>
      <text:p text:style-name="P1"><text:span text:style-name="T6">{</text:span></text:p>
      <text:p text:style-name="P1"><text:span text:style-name="T6"><text:tab/></text:span><text:span text:style-name="T1">public</text:span><text:span text:style-name="T6"> </text:span><text:span text:style-name="T1">int</text:span><text:span text:style-name="T6"> countVow(String </text:span><text:span text:style-name="T9">str</text:span><text:span text:style-name="T6">) </text:span><text:span text:style-name="T1">throws</text:span><text:span text:style-name="T6"> Exception</text:span></text:p>
      <text:p text:style-name="P1"><text:span text:style-name="T6"><text:tab/>{</text:span></text:p>
      <text:p text:style-name="P1"><text:span text:style-name="T6"><text:tab/><text:tab/></text:span><text:span text:style-name="T1">int</text:span><text:span text:style-name="T6"> </text:span><text:span text:style-name="T9">count</text:span><text:span text:style-name="T6"> = 0;</text:span></text:p>
      <text:p text:style-name="P1"><text:span text:style-name="T6"><text:tab/><text:tab/></text:span><text:span text:style-name="T15">/*</text:span></text:p>
      <text:p text:style-name="P1"><text:span text:style-name="T15"><text:tab/><text:tab/> *WAP to accept a string and return the count of vowels in it.</text:span></text:p>
      <text:p text:style-name="P1"><text:span text:style-name="T15"><text:tab/><text:tab/> *<text:tab/>If not vowels found in it ,raise an exception called VowelNotFoundException</text:span></text:p>
      <text:p text:style-name="P1"><text:span text:style-name="T15"><text:tab/><text:tab/> * */</text:span></text:p>
      <text:p text:style-name="P1"><text:span text:style-name="T6"><text:tab/><text:tab/></text:span><text:span text:style-name="T1">for</text:span><text:span text:style-name="T6">(</text:span><text:span text:style-name="T1">int</text:span><text:span text:style-name="T6"> </text:span><text:span text:style-name="T9">i</text:span><text:span text:style-name="T6">=0;</text:span><text:span text:style-name="T9">i</text:span><text:span text:style-name="T6">&lt;</text:span><text:span text:style-name="T9">str</text:span><text:span text:style-name="T6">.length();</text:span><text:span text:style-name="T9">i</text:span><text:span text:style-name="T6">++){</text:span></text:p>
      <text:p text:style-name="P1"><text:span text:style-name="T6"><text:tab/><text:tab/><text:tab/></text:span><text:span text:style-name="T1">if</text:span><text:span text:style-name="T6">(</text:span><text:span text:style-name="T9">str</text:span><text:span text:style-name="T6">.charAt(</text:span><text:span text:style-name="T9">i</text:span><text:span text:style-name="T6">)==</text:span><text:span text:style-name="T13">'a'</text:span><text:span text:style-name="T6">||</text:span><text:span text:style-name="T9">str</text:span><text:span text:style-name="T6">.charAt(</text:span><text:span text:style-name="T9">i</text:span><text:span text:style-name="T6">)==</text:span><text:span text:style-name="T13">'e'</text:span><text:span text:style-name="T6">||</text:span><text:span text:style-name="T9">str</text:span><text:span text:style-name="T6">.charAt(</text:span><text:span text:style-name="T9">i</text:span><text:span text:style-name="T6">)==</text:span><text:span text:style-name="T13">'i'</text:span><text:span text:style-name="T6">||</text:span><text:span text:style-name="T9">str</text:span><text:span text:style-name="T6">.charAt(</text:span><text:span text:style-name="T9">i</text:span><text:span text:style-name="T6">)==</text:span><text:span text:style-name="T13">'o'</text:span><text:span text:style-name="T6">||</text:span><text:span text:style-name="T9">str</text:span><text:span text:style-name="T6">.charAt(</text:span><text:span text:style-name="T9">i</text:span><text:span text:style-name="T6">)==</text:span><text:span text:style-name="T13">'u'</text:span><text:span text:style-name="T6">){</text:span></text:p>
      <text:p text:style-name="P1"><text:span text:style-name="T6"><text:tab/><text:tab/><text:tab/><text:tab/></text:span><text:span text:style-name="T9">count</text:span><text:span text:style-name="T6">++;</text:span></text:p>
      <text:p text:style-name="P1"><text:span text:style-name="T6"><text:tab/><text:tab/><text:tab/>}</text:span></text:p>
      <text:p text:style-name="P1"><text:span text:style-name="T6"><text:tab/><text:tab/>}</text:span></text:p>
      <text:p text:style-name="P1"><text:span text:style-name="T6"><text:tab/><text:tab/><text:tab/></text:span><text:span text:style-name="T1">if</text:span><text:span text:style-name="T6">(</text:span><text:span text:style-name="T9">count</text:span><text:span text:style-name="T6">==0){</text:span></text:p>
      <text:p text:style-name="P1"><text:span text:style-name="T6"><text:tab/><text:tab/><text:tab/><text:tab/></text:span><text:span text:style-name="T1">throw</text:span><text:span text:style-name="T6"> </text:span><text:span text:style-name="T1">new</text:span><text:span text:style-name="T6"> Exception(</text:span><text:span text:style-name="T13">"VowelNotFoundException"</text:span><text:span text:style-name="T6">);</text:span></text:p>
      <text:p text:style-name="P1"><text:span text:style-name="T6"><text:tab/><text:tab/><text:tab/>}</text:span></text:p>
      <text:p text:style-name="P1"><text:span text:style-name="T6"><text:tab/><text:tab/></text:span></text:p>
      <text:p text:style-name="P1"><text:span text:style-name="T6"><text:tab/><text:tab/></text:span><text:span text:style-name="T1">return</text:span><text:span text:style-name="T6"> </text:span><text:span text:style-name="T9">count</text:span><text:span text:style-name="T6">;</text:span></text:p>
      <text:p text:style-name="P1"><text:span text:style-name="T6"><text:tab/><text:tab/></text:span></text:p>
      <text:p text:style-name="P1"><text:span text:style-name="T6"><text:tab/>}</text:span></text:p>
      <text:p text:style-name="P1"><text:span text:style-name="T6">}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/text:p>
      <text:p text:style-name="P2"/>
      <text:p text:style-name="P1"><text:span text:style-name="T3">21.</text:span><text:span text:style-name="T1">public</text:span><text:span text:style-name="T6"> </text:span><text:span text:style-name="T1">class</text:span><text:span text:style-name="T6"> UserCode {</text:span></text:p>
      <text:p text:style-name="P2"/>
      <text:p text:style-name="P2"/>
      <text:p text:style-name="P1"><text:span text:style-name="T6"><text:tab/></text:span></text:p>
      <text:p text:style-name="P1"><text:span text:style-name="T6"><text:tab/></text:span></text:p>
      <text:p text:style-name="P1"><text:span text:style-name="T6"><text:tab/></text:span><text:span text:style-name="T15">/*Try to convert the last name field to upper case and concatenate with </text:span><text:span text:style-name="T17">Firstname</text:span><text:span text:style-name="T15"> </text:span></text:p>
      <text:p text:style-name="P1"><text:span text:style-name="T15"><text:tab/> if we assign null values to any variable and access those variable,</text:span></text:p>
      <text:p text:style-name="P1"><text:span text:style-name="T15"><text:tab/>Handle the correct exception in try-catch block*/</text:span></text:p>
      <text:p text:style-name="P2"/>
      <text:p text:style-name="P1"><text:span text:style-name="T6"><text:tab/></text:span><text:span text:style-name="T15">//Note : Perform String operation mentioned above and return String.</text:span></text:p>
      <text:p text:style-name="P2"/>
      <text:p text:style-name="P1"><text:span text:style-name="T6"><text:tab/></text:span><text:span text:style-name="T1">public</text:span><text:span text:style-name="T6"> String check(String </text:span><text:span text:style-name="T9">fname</text:span><text:span text:style-name="T6">, String </text:span><text:span text:style-name="T9">lname</text:span><text:span text:style-name="T6">, </text:span><text:span text:style-name="T1">int</text:span><text:span text:style-name="T6"> </text:span><text:span text:style-name="T9">rollnum</text:span><text:span text:style-name="T6">) {</text:span></text:p>
      <text:p text:style-name="P1"><text:span text:style-name="T6"><text:tab/><text:tab/></text:span></text:p>
      <text:p text:style-name="P1"><text:span text:style-name="T6"><text:tab/><text:tab/>String </text:span><text:span text:style-name="T11">output</text:span><text:span text:style-name="T6">=</text:span><text:span text:style-name="T1">null</text:span><text:span text:style-name="T6">;</text:span></text:p>
      <text:p text:style-name="P1"><text:span text:style-name="T6"><text:tab/><text:tab/>String </text:span><text:span text:style-name="T9">s1</text:span><text:span text:style-name="T6">=</text:span><text:span text:style-name="T9">lname</text:span><text:span text:style-name="T6">.toUpperCase();</text:span></text:p>
      <text:p text:style-name="P1"><text:span text:style-name="T6"><text:tab/><text:tab/></text:span><text:span text:style-name="T1">try</text:span><text:span text:style-name="T6">{</text:span></text:p>
      <text:p text:style-name="P1"><text:span text:style-name="T6"><text:tab/><text:tab/><text:tab/>String </text:span><text:span text:style-name="T11">s</text:span><text:span text:style-name="T6">=</text:span><text:span text:style-name="T9">s1</text:span><text:span text:style-name="T6">+</text:span><text:span text:style-name="T9">fname</text:span><text:span text:style-name="T6">;</text:span></text:p>
      <text:p text:style-name="P1"><text:span text:style-name="T6"><text:tab/><text:tab/><text:tab/></text:span></text:p>
      <text:p text:style-name="P1"><text:span text:style-name="T6"><text:tab/><text:tab/>}</text:span></text:p>
      <text:p text:style-name="P1"><text:span text:style-name="T6"><text:tab/><text:tab/></text:span><text:span text:style-name="T1">catch</text:span><text:span text:style-name="T6">(Exception </text:span><text:span text:style-name="T9">e</text:span><text:span text:style-name="T6">)</text:span></text:p>
      <text:p text:style-name="P1"><text:span text:style-name="T6"><text:tab/><text:tab/>{</text:span></text:p>
      <text:p text:style-name="P1"><text:span text:style-name="T6"><text:tab/><text:tab/><text:tab/>System.</text:span><text:span text:style-name="T20">out</text:span><text:span text:style-name="T6">.println(</text:span><text:span text:style-name="T9">e</text:span><text:span text:style-name="T6">);</text:span></text:p>
      <text:p text:style-name="P1"><text:span text:style-name="T6"><text:tab/><text:tab/>}</text:span></text:p>
      <text:p text:style-name="P1"><text:span text:style-name="T6"><text:tab/><text:tab/></text:span><text:span text:style-name="T1">return</text:span><text:span text:style-name="T6"> </text:span><text:span text:style-name="T9">s1</text:span><text:span text:style-name="T6">+</text:span><text:span text:style-name="T9">fname</text:span><text:span text:style-name="T6">;</text:span></text:p>
      <text:p text:style-name="P1"><text:span text:style-name="T6"><text:tab/>}</text:span></text:p>
      <text:p text:style-name="P2"/>
      <text:p text:style-name="P1"><text:span text:style-name="T6"><text:tab/></text:span></text:p>
      <text:p text:style-name="P1"><text:span text:style-name="T6"><text:tab/></text:span></text:p>
      <text:p text:style-name="P1"><text:span text:style-name="T6">}</text:span></text:p>
      <text:p text:style-name="P1"/>
      <text:p text:style-name="P5"/>
      <text:p text:style-name="P6"/>
      <text:p text:style-name="P6">23. import java.io.FileInputStream;</text:p>
      <text:p text:style-name="P6">import java.io.FileNotFoundException;</text:p>
      <text:p text:style-name="P6">import java.util.NoSuchElementException;</text:p>
      <text:p text:style-name="P6">import java.util.StringTokenizer;</text:p>
      <text:p text:style-name="P6"/>
      <text:p text:style-name="P6"/>
      <text:p text:style-name="P6">public class UserCode {</text:p>
      <text:p text:style-name="P6"/>
      <text:p text:style-name="P6"><text:tab/></text:p>
      <text:p text:style-name="P6"><text:tab/><text:tab/>public static String extensionString(String s1) throws Exception</text:p>
      <text:p text:style-name="P6"><text:tab/><text:tab/>{</text:p>
      <text:p text:style-name="P6"><text:tab/><text:tab/><text:tab/>/*</text:p>
      <text:p text:style-name="P6"><text:tab/><text:tab/><text:tab/> * Write a program to find the extension of a given file name and return it</text:p>
      <text:p text:style-name="P6"><text:tab/><text:tab/><text:tab/> <text:s/>if extension contain jpeg, return "jpeg", else,raise an exception called “ExtensionNotFoundException” with custom message "NotFileExtension" </text:p>
      <text:p text:style-name="P6"><text:s/>and string not contains "." throw "NoSuchElementException" with custom message "NotValidFormat".</text:p>
      <text:p text:style-name="P6"><text:tab/><text:tab/><text:tab/> */</text:p>
      <text:p text:style-name="P6"><text:tab/><text:tab/><text:tab/></text:p>
      <text:p text:style-name="P6"/>
      <text:p text:style-name="P6"/>
      <text:p text:style-name="P6"><text:s text:c="18"/>String s2=null;</text:p>
      <text:p text:style-name="P6"><text:soft-page-break/><text:s text:c="17"/>if(s1.contains("jpeg")){</text:p>
      <text:p text:style-name="P6"><text:tab/><text:tab/><text:tab/><text:tab/>return"jpeg";</text:p>
      <text:p text:style-name="P6"><text:tab/><text:tab/><text:tab/>}</text:p>
      <text:p text:style-name="P6"><text:tab/><text:tab/><text:tab/>if(!s1.contains(".")){</text:p>
      <text:p text:style-name="P6"><text:tab/><text:tab/><text:tab/><text:tab/>throw new Exception("NotValidFormat");</text:p>
      <text:p text:style-name="P6"><text:tab/><text:tab/><text:tab/>}</text:p>
      <text:p text:style-name="P6"><text:tab/><text:tab/><text:tab/>else{</text:p>
      <text:p text:style-name="P6"><text:tab/><text:tab/><text:tab/><text:tab/>throw new Exception("NotFileExtension");</text:p>
      <text:p text:style-name="P6"><text:tab/><text:tab/><text:tab/>}</text:p>
      <text:p text:style-name="P6"><text:tab/><text:tab/><text:tab/></text:p>
      <text:p text:style-name="P6"><text:tab/><text:tab/></text:p>
      <text:p text:style-name="P6"><text:tab/> <text:s text:c="2"/></text:p>
      <text:p text:style-name="P6"/>
      <text:p text:style-name="P6"><text:tab/>}</text:p>
      <text:p text:style-name="P6"/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05:54.097000000</meta:creation-date>
    <dc:date>2019-05-21T18:15:28.751000000</dc:date>
    <meta:editing-duration>PT1H34M6S</meta:editing-duration>
    <meta:editing-cycles>4</meta:editing-cycles>
    <meta:generator>LibreOffice/5.1.5.2$Windows_X86_64 LibreOffice_project/7a864d8825610a8c07cfc3bc01dd4fce6a9447e5</meta:generator>
    <meta:document-statistic meta:table-count="0" meta:image-count="0" meta:object-count="0" meta:page-count="7" meta:paragraph-count="299" meta:word-count="921" meta:character-count="6667" meta:non-whitespace-character-count="5178"/>
  </office:meta>
</office:document-meta>
</file>